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alibri2" svg:font-family="Calibri, 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3"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orphans="0" fo:widows="0"/>
      <style:text-properties fo:color="#000000" loext:opacity="100%" style:font-name="Calibri1" fo:font-size="12pt" officeooo:rsid="000277a9" officeooo:paragraph-rsid="000277a9" style:font-size-asian="12pt" style:font-name-complex="Calibri3" style:font-size-complex="12pt"/>
    </style:style>
    <style:style style:name="P2" style:family="paragraph" style:parent-style-name="Standard">
      <style:paragraph-properties fo:orphans="0" fo:widows="0"/>
      <style:text-properties fo:color="#000000" loext:opacity="100%" style:font-name="Calibri1" fo:font-size="12pt" officeooo:rsid="00051a64" officeooo:paragraph-rsid="00051a64" style:font-size-asian="12pt" style:font-name-complex="Calibri3" style:font-size-complex="12pt"/>
    </style:style>
    <style:style style:name="P3" style:family="paragraph" style:parent-style-name="Standard">
      <style:paragraph-properties fo:orphans="0" fo:widows="0"/>
      <style:text-properties fo:color="#000000" loext:opacity="100%" style:font-name="Calibri1" fo:font-size="12pt" officeooo:rsid="000761e1" officeooo:paragraph-rsid="000761e1" style:font-size-asian="12pt" style:font-name-complex="Calibri3" style:font-size-complex="12pt"/>
    </style:style>
    <style:style style:name="P4" style:family="paragraph" style:parent-style-name="Standard">
      <style:paragraph-properties fo:orphans="0" fo:widows="0"/>
      <style:text-properties fo:color="#000000" loext:opacity="100%" style:font-name="Calibri1" fo:font-size="12pt" fo:font-weight="bold" officeooo:rsid="00051a64" officeooo:paragraph-rsid="00051a64" style:font-size-asian="12pt" style:font-weight-asian="bold" style:font-name-complex="Calibri3" style:font-size-complex="12pt" style:font-weight-complex="bold"/>
    </style:style>
    <style:style style:name="P5" style:family="paragraph" style:parent-style-name="Standard">
      <style:paragraph-properties fo:orphans="0" fo:widows="0"/>
      <style:text-properties style:font-name="Calibri1" fo:font-size="12pt" officeooo:rsid="000761e1" officeooo:paragraph-rsid="000761e1" style:font-size-asian="12pt" style:font-size-complex="12pt"/>
    </style:style>
    <style:style style:name="P6" style:family="paragraph" style:parent-style-name="Standard">
      <style:paragraph-properties fo:orphans="0" fo:widows="0"/>
      <style:text-properties style:font-name="Calibri1" fo:font-size="12pt" fo:font-weight="bold" officeooo:paragraph-rsid="000761e1" style:font-size-asian="12pt" style:font-weight-asian="bold" style:font-size-complex="12pt" style:font-weight-complex="bold"/>
    </style:style>
    <style:style style:name="P7" style:family="paragraph" style:parent-style-name="Standard">
      <loext:graphic-properties draw:fill="none"/>
      <style:paragraph-properties fo:margin-left="0.4366in" fo:margin-right="0in" fo:orphans="0" fo:widows="0" fo:text-indent="0in" style:auto-text-indent="false" fo:background-color="transparent"/>
      <style:text-properties fo:color="#000000" loext:opacity="100%" style:font-name="Calibri1" fo:font-size="12pt" officeooo:rsid="00051a64" officeooo:paragraph-rsid="00051a64" style:font-size-asian="12pt" style:font-name-complex="Calibri3" style:font-size-complex="12pt"/>
    </style:style>
    <style:style style:name="P8" style:family="paragraph" style:parent-style-name="Standard" style:master-page-name="">
      <loext:graphic-properties draw:fill="none"/>
      <style:paragraph-properties fo:margin-left="0.4366in" fo:margin-right="0in" fo:orphans="0" fo:widows="0" fo:text-indent="0in" style:auto-text-indent="false" style:page-number="auto" fo:background-color="transparent"/>
      <style:text-properties fo:color="#000000" loext:opacity="100%" style:font-name="Calibri1" fo:font-size="12pt" officeooo:rsid="00051a64" officeooo:paragraph-rsid="00051a64" style:font-size-asian="12pt" style:font-name-complex="Calibri3" style:font-size-complex="12pt"/>
    </style:style>
    <style:style style:name="P9" style:family="paragraph" style:parent-style-name="Standard">
      <loext:graphic-properties draw:fill="none"/>
      <style:paragraph-properties fo:margin-left="0.5in" fo:margin-right="0in" fo:orphans="0" fo:widows="0" fo:text-indent="0in" style:auto-text-indent="false" fo:background-color="transparent"/>
      <style:text-properties fo:color="#000000" loext:opacity="100%" style:font-name="Calibri1" fo:font-size="12pt" officeooo:rsid="00051a64" officeooo:paragraph-rsid="00051a64" style:font-size-asian="12pt" style:font-name-complex="Calibri3" style:font-size-complex="12pt"/>
    </style:style>
    <style:style style:name="P10" style:family="paragraph" style:parent-style-name="Standard">
      <loext:graphic-properties draw:fill="none"/>
      <style:paragraph-properties fo:margin-left="0.5in" fo:margin-right="0in" fo:orphans="0" fo:widows="0" fo:text-indent="0in" style:auto-text-indent="false" fo:background-color="transparent"/>
      <style:text-properties fo:color="#000000" loext:opacity="100%" style:font-name="Calibri1" fo:font-size="12pt" officeooo:rsid="000277a9" officeooo:paragraph-rsid="000277a9" style:font-size-asian="12pt" style:font-name-complex="Calibri3" style:font-size-complex="12pt"/>
    </style:style>
    <style:style style:name="P11" style:family="paragraph" style:parent-style-name="Standard">
      <loext:graphic-properties draw:fill="none"/>
      <style:paragraph-properties fo:margin-left="0.5in" fo:margin-right="0in" fo:orphans="0" fo:widows="0" fo:text-indent="0in" style:auto-text-indent="false" fo:background-color="transparent"/>
      <style:text-properties fo:color="#000000" loext:opacity="100%" style:font-name="Calibri1" fo:font-size="12pt" officeooo:rsid="000761e1" officeooo:paragraph-rsid="000761e1" style:font-size-asian="12pt" style:font-name-complex="Calibri3" style:font-size-complex="12pt"/>
    </style:style>
    <style:style style:name="P12" style:family="paragraph" style:parent-style-name="Standard">
      <loext:graphic-properties draw:fill="none"/>
      <style:paragraph-properties fo:margin-left="0.5in" fo:margin-right="0in" fo:orphans="0" fo:widows="0" fo:text-indent="0in" style:auto-text-indent="false" fo:background-color="transparent"/>
      <style:text-properties style:font-name="Calibri1" fo:font-size="12pt" officeooo:rsid="000761e1" officeooo:paragraph-rsid="000761e1" style:font-size-asian="12pt" style:font-size-complex="12pt"/>
    </style:style>
    <style:style style:name="P13" style:family="paragraph" style:parent-style-name="Standard">
      <loext:graphic-properties draw:fill="none"/>
      <style:paragraph-properties fo:margin-left="0.5in" fo:margin-right="0in" fo:orphans="0" fo:widows="0" fo:text-indent="0in" style:auto-text-indent="false" fo:background-color="transparent"/>
      <style:text-properties style:font-name="Calibri1" fo:font-size="12pt" officeooo:rsid="000277a9" officeooo:paragraph-rsid="000761e1" style:font-size-asian="12pt" style:font-size-complex="12pt"/>
    </style:style>
    <style:style style:name="P14" style:family="paragraph" style:parent-style-name="Standard" style:master-page-name="">
      <loext:graphic-properties draw:fill="none"/>
      <style:paragraph-properties fo:margin-left="0.5in" fo:margin-right="0in" fo:orphans="0" fo:widows="0" fo:text-indent="0in" style:auto-text-indent="false" style:page-number="auto" fo:background-color="transparent"/>
      <style:text-properties fo:color="#000000" loext:opacity="100%" style:font-name="Calibri1" fo:font-size="12pt" officeooo:rsid="00051a64" officeooo:paragraph-rsid="00051a64" style:font-size-asian="12pt" style:font-name-complex="Calibri3" style:font-size-complex="12pt"/>
    </style:style>
    <style:style style:name="P15" style:family="paragraph" style:parent-style-name="Standard" style:master-page-name="">
      <loext:graphic-properties draw:fill="none"/>
      <style:paragraph-properties fo:margin-left="0.5in" fo:margin-right="0in" fo:orphans="0" fo:widows="0" fo:text-indent="0in" style:auto-text-indent="false" style:page-number="auto" fo:background-color="transparent"/>
      <style:text-properties fo:color="#000000" loext:opacity="100%" style:font-name="Calibri1" fo:font-size="12pt" officeooo:rsid="000761e1" officeooo:paragraph-rsid="000761e1" style:font-size-asian="12pt" style:font-name-complex="Calibri3" style:font-size-complex="12pt"/>
    </style:style>
    <style:style style:name="P16" style:family="paragraph" style:parent-style-name="Standard" style:master-page-name="">
      <loext:graphic-properties draw:fill="none"/>
      <style:paragraph-properties fo:margin-left="0.5in" fo:margin-right="0in" fo:orphans="0" fo:widows="0" fo:text-indent="0in" style:auto-text-indent="false" style:page-number="auto" fo:background-color="transparent"/>
      <style:text-properties style:font-name="Calibri1" fo:font-size="12pt" officeooo:rsid="000761e1" officeooo:paragraph-rsid="000761e1" style:font-size-asian="12pt" style:font-size-complex="12pt"/>
    </style:style>
    <style:style style:name="P17" style:family="paragraph" style:parent-style-name="Standard">
      <style:paragraph-properties fo:orphans="0" fo:widows="0"/>
      <style:text-properties fo:color="#000000" loext:opacity="100%" style:font-name="Times New Roman" fo:font-size="16pt" fo:font-weight="bold" officeooo:rsid="000277a9" officeooo:paragraph-rsid="000277a9" style:font-size-asian="16pt" style:font-weight-asian="bold" style:font-name-complex="Calibri3" style:font-size-complex="16pt" style:font-weight-complex="bold"/>
    </style:style>
    <style:style style:name="P18" style:family="paragraph" style:parent-style-name="Standard">
      <style:paragraph-properties fo:orphans="0" fo:widows="0"/>
      <style:text-properties fo:color="#000000" loext:opacity="100%" style:font-name="Times New Roman" fo:font-size="12pt" officeooo:rsid="000277a9" officeooo:paragraph-rsid="000277a9" style:font-size-asian="12pt" style:font-name-complex="Calibri3" style:font-size-complex="12pt"/>
    </style:style>
    <style:style style:name="P19" style:family="paragraph" style:parent-style-name="Standard">
      <style:paragraph-properties fo:orphans="0" fo:widows="0"/>
      <style:text-properties fo:color="#000000" loext:opacity="100%" style:font-name="Times New Roman" fo:font-size="12pt" officeooo:rsid="000277a9" officeooo:paragraph-rsid="00051a64" style:font-size-asian="12pt" style:font-name-complex="Calibri3" style:font-size-complex="12pt"/>
    </style:style>
    <style:style style:name="P20" style:family="paragraph" style:parent-style-name="Standard">
      <style:paragraph-properties fo:text-align="justify" style:justify-single-word="false" fo:orphans="0" fo:widows="0"/>
      <style:text-properties fo:color="#000000" loext:opacity="100%" style:font-name="Times New Roman" fo:font-size="12pt" officeooo:rsid="000277a9" officeooo:paragraph-rsid="000277a9" style:font-size-asian="12pt" style:font-name-complex="Calibri3" style:font-size-complex="12pt"/>
    </style:style>
    <style:style style:name="P21" style:family="paragraph" style:parent-style-name="Standard">
      <style:paragraph-properties fo:orphans="0" fo:widows="0"/>
      <style:text-properties fo:color="#000000" loext:opacity="100%" style:font-name="Times New Roman" fo:font-size="12pt" officeooo:rsid="00051a64" officeooo:paragraph-rsid="00051a64" style:font-size-asian="12pt" style:font-name-complex="Calibri3" style:font-size-complex="12pt"/>
    </style:style>
    <style:style style:name="P22" style:family="paragraph" style:parent-style-name="Standard">
      <style:paragraph-properties fo:orphans="0" fo:widows="0"/>
      <style:text-properties fo:color="#000000" loext:opacity="100%" style:font-name="Times New Roman" fo:font-size="12pt" officeooo:rsid="00051a64" officeooo:paragraph-rsid="0006a39d" style:font-size-asian="12pt" style:font-name-complex="Calibri3" style:font-size-complex="12pt"/>
    </style:style>
    <style:style style:name="P23" style:family="paragraph" style:parent-style-name="Standard">
      <style:paragraph-properties fo:orphans="0" fo:widows="0"/>
      <style:text-properties fo:color="#000000" loext:opacity="100%" style:font-name="Times New Roman" fo:font-size="12pt" officeooo:rsid="0006a39d" officeooo:paragraph-rsid="0006a39d" style:font-size-asian="12pt" style:font-name-complex="Calibri3" style:font-size-complex="12pt"/>
    </style:style>
    <style:style style:name="P24" style:family="paragraph" style:parent-style-name="Standard" style:list-style-name="L1">
      <style:paragraph-properties fo:text-align="justify" style:justify-single-word="false" fo:orphans="0" fo:widows="0"/>
      <style:text-properties fo:color="#000000" loext:opacity="100%" style:font-name="Times New Roman" fo:font-size="12pt" fo:font-weight="normal" officeooo:rsid="000277a9" officeooo:paragraph-rsid="000277a9" style:font-size-asian="12pt" style:font-weight-asian="normal" style:font-name-complex="Calibri3" style:font-size-complex="12pt" style:font-weight-complex="normal"/>
    </style:style>
    <style:style style:name="P25" style:family="paragraph" style:parent-style-name="Standard" style:list-style-name="L1">
      <style:paragraph-properties fo:text-align="justify" style:justify-single-word="false" fo:orphans="0" fo:widows="0"/>
      <style:text-properties fo:color="#000000" loext:opacity="100%" style:font-name="Times New Roman" fo:font-size="12pt" fo:font-weight="normal" officeooo:rsid="000277a9" officeooo:paragraph-rsid="0003aae9" style:font-size-asian="12pt" style:font-weight-asian="normal" style:font-name-complex="Calibri3" style:font-size-complex="12pt" style:font-weight-complex="normal"/>
    </style:style>
    <style:style style:name="P26" style:family="paragraph" style:parent-style-name="Standard">
      <style:paragraph-properties fo:text-align="justify" style:justify-single-word="false" fo:orphans="0" fo:widows="0"/>
      <style:text-properties fo:color="#000000" loext:opacity="100%" style:font-name="Times New Roman" fo:font-size="12pt" fo:font-weight="normal" officeooo:rsid="000277a9" officeooo:paragraph-rsid="000277a9" style:font-size-asian="12pt" style:font-weight-asian="normal" style:font-name-complex="Calibri3" style:font-size-complex="12pt" style:font-weight-complex="normal"/>
    </style:style>
    <style:style style:name="P27" style:family="paragraph" style:parent-style-name="Standard">
      <style:paragraph-properties fo:orphans="0" fo:widows="0"/>
      <style:text-properties fo:color="#000000" loext:opacity="100%" style:font-name="Times New Roman" fo:font-size="12pt" fo:font-weight="bold" officeooo:rsid="00051a64" officeooo:paragraph-rsid="00051a64" style:font-size-asian="12pt" style:font-weight-asian="bold" style:font-name-complex="Calibri3" style:font-size-complex="12pt" style:font-weight-complex="bold"/>
    </style:style>
    <style:style style:name="P28" style:family="paragraph" style:parent-style-name="Standard">
      <style:paragraph-properties fo:orphans="0" fo:widows="0"/>
      <style:text-properties fo:color="#000000" loext:opacity="100%" style:font-name="Times New Roman" fo:font-size="12pt" fo:font-weight="bold" officeooo:rsid="00056a8e" officeooo:paragraph-rsid="00056a8e" style:font-size-asian="12pt" style:font-weight-asian="bold" style:font-name-complex="Calibri3" style:font-size-complex="12pt" style:font-weight-complex="bold"/>
    </style:style>
    <style:style style:name="P29" style:family="paragraph" style:parent-style-name="Standard">
      <style:paragraph-properties fo:orphans="0" fo:widows="0"/>
      <style:text-properties fo:color="#000000" loext:opacity="100%" style:font-name="Times New Roman" fo:font-size="12pt" fo:font-weight="bold" officeooo:paragraph-rsid="00056a8e" style:font-size-asian="12pt" style:font-weight-asian="bold" style:font-size-complex="12pt" style:font-weight-complex="bold"/>
    </style:style>
    <style:style style:name="P30" style:family="paragraph" style:parent-style-name="Standard">
      <style:paragraph-properties fo:orphans="0" fo:widows="0"/>
      <style:text-properties fo:color="#000000" loext:opacity="100%" style:font-name="Times New Roman" fo:font-size="12pt" fo:font-weight="bold" officeooo:paragraph-rsid="0006a39d" style:font-size-asian="12pt" style:font-weight-asian="bold" style:font-size-complex="12pt" style:font-weight-complex="bold"/>
    </style:style>
    <style:style style:name="P31" style:family="paragraph" style:parent-style-name="Standard">
      <style:paragraph-properties fo:orphans="0" fo:widows="0"/>
      <style:text-properties fo:color="#000000" loext:opacity="100%" style:font-name="Times New Roman" fo:font-size="13pt" fo:font-weight="bold" officeooo:rsid="000277a9" officeooo:paragraph-rsid="000277a9" style:font-size-asian="13pt" style:font-weight-asian="bold" style:font-name-complex="Calibri3" style:font-size-complex="13pt" style:font-weight-complex="bold"/>
    </style:style>
    <style:style style:name="P32" style:family="paragraph" style:parent-style-name="Standard" style:list-style-name="L1">
      <style:paragraph-properties fo:text-align="justify" style:justify-single-word="false" fo:orphans="0" fo:widows="0"/>
      <style:text-properties fo:font-variant="normal" fo:text-transform="none" fo:color="#000000" loext:opacity="100%" style:font-name="Times New Roman" fo:font-size="12pt" fo:letter-spacing="normal" fo:font-style="normal" fo:font-weight="normal" officeooo:rsid="000277a9" officeooo:paragraph-rsid="000277a9" style:font-size-asian="12pt" style:font-weight-asian="normal" style:font-name-complex="Calibri3" style:font-size-complex="12pt" style:font-weight-complex="normal"/>
    </style:style>
    <style:style style:name="P33" style:family="paragraph" style:parent-style-name="Standard">
      <style:text-properties style:font-name="Times New Roman" fo:font-size="12pt" style:font-size-asian="12pt" style:font-size-complex="12pt"/>
    </style:style>
    <style:style style:name="P34" style:family="paragraph" style:parent-style-name="Standard">
      <style:paragraph-properties fo:orphans="0" fo:widows="0"/>
      <style:text-properties style:font-name="Times New Roman" fo:font-size="12pt" officeooo:rsid="000761e1" officeooo:paragraph-rsid="00051a64" style:font-size-asian="12pt" style:font-size-complex="12pt"/>
    </style:style>
    <style:style style:name="P35" style:family="paragraph" style:parent-style-name="Standard">
      <style:paragraph-properties fo:text-align="center" style:justify-single-word="false"/>
      <style:text-properties style:font-name="Times New Roman" fo:font-size="22pt" fo:font-weight="bold" officeooo:rsid="000277a9" officeooo:paragraph-rsid="000277a9" style:font-size-asian="22pt" style:font-weight-asian="bold" style:font-size-complex="22pt" style:font-weight-complex="bold"/>
    </style:style>
    <style:style style:name="P36" style:family="paragraph" style:parent-style-name="Standard">
      <style:text-properties style:font-name="Times New Roman" fo:font-size="22pt" officeooo:rsid="000277a9" officeooo:paragraph-rsid="000277a9" style:font-size-asian="22pt" style:font-size-complex="22pt"/>
    </style:style>
    <style:style style:name="P37" style:family="paragraph" style:parent-style-name="Standard">
      <loext:graphic-properties draw:fill="none"/>
      <style:paragraph-properties fo:margin-left="0.5in" fo:margin-right="0in" fo:orphans="0" fo:widows="0" fo:text-indent="0in" style:auto-text-indent="false" fo:background-color="transparent"/>
      <style:text-properties fo:color="#000000" loext:opacity="100%" style:font-name="Times New Roman" fo:font-size="12pt" officeooo:rsid="00051a64" officeooo:paragraph-rsid="00051a64" style:font-size-asian="12pt" style:font-name-complex="Calibri3" style:font-size-complex="12pt"/>
    </style:style>
    <style:style style:name="P38" style:family="paragraph" style:parent-style-name="Standard">
      <loext:graphic-properties draw:fill="none"/>
      <style:paragraph-properties fo:margin-left="0.5in" fo:margin-right="0in" fo:orphans="0" fo:widows="0" fo:text-indent="0in" style:auto-text-indent="false" fo:background-color="transparent"/>
      <style:text-properties fo:color="#000000" loext:opacity="100%" style:font-name="Times New Roman" fo:font-size="12pt" officeooo:rsid="00051a64" officeooo:paragraph-rsid="0006a39d" style:font-size-asian="12pt" style:font-name-complex="Calibri3" style:font-size-complex="12pt"/>
    </style:style>
    <style:style style:name="P39" style:family="paragraph" style:parent-style-name="Standard">
      <loext:graphic-properties draw:fill="none"/>
      <style:paragraph-properties fo:margin-left="0.5in" fo:margin-right="0in" fo:orphans="0" fo:widows="0" fo:text-indent="0in" style:auto-text-indent="false" fo:background-color="transparent"/>
      <style:text-properties fo:color="#000000" loext:opacity="100%" style:font-name="Times New Roman" fo:font-size="12pt" officeooo:rsid="00056a8e" officeooo:paragraph-rsid="00056a8e" style:font-size-asian="12pt" style:font-name-complex="Calibri3" style:font-size-complex="12pt"/>
    </style:style>
    <style:style style:name="P40" style:family="paragraph" style:parent-style-name="Standard">
      <loext:graphic-properties draw:fill="none"/>
      <style:paragraph-properties fo:margin-left="0.5in" fo:margin-right="0in" fo:orphans="0" fo:widows="0" fo:text-indent="0in" style:auto-text-indent="false" fo:background-color="transparent"/>
      <style:text-properties fo:color="#000000" loext:opacity="100%" style:font-name="Times New Roman" fo:font-size="12pt" officeooo:rsid="0006a39d" officeooo:paragraph-rsid="0006a39d" style:font-size-asian="12pt" style:font-name-complex="Calibri3" style:font-size-complex="12pt"/>
    </style:style>
    <style:style style:name="P41" style:family="paragraph" style:parent-style-name="Standard" style:master-page-name="">
      <loext:graphic-properties draw:fill="none"/>
      <style:paragraph-properties fo:margin-left="0.5in" fo:margin-right="0in" fo:orphans="0" fo:widows="0" fo:text-indent="0in" style:auto-text-indent="false" style:page-number="auto" fo:background-color="transparent"/>
      <style:text-properties fo:color="#000000" loext:opacity="100%" style:font-name="Times New Roman" fo:font-size="12pt" officeooo:rsid="00051a64" officeooo:paragraph-rsid="00051a64" style:font-size-asian="12pt" style:font-name-complex="Calibri3" style:font-size-complex="12pt"/>
    </style:style>
    <style:style style:name="P42" style:family="paragraph" style:parent-style-name="Standard" style:master-page-name="">
      <loext:graphic-properties draw:fill="none"/>
      <style:paragraph-properties fo:margin-left="0.5in" fo:margin-right="0in" fo:orphans="0" fo:widows="0" fo:text-indent="0in" style:auto-text-indent="false" style:page-number="auto" fo:background-color="transparent"/>
      <style:text-properties fo:color="#000000" loext:opacity="100%" style:font-name="Times New Roman" fo:font-size="12pt" officeooo:rsid="00051a64" officeooo:paragraph-rsid="0006a39d" style:font-size-asian="12pt" style:font-name-complex="Calibri3" style:font-size-complex="12pt"/>
    </style:style>
    <style:style style:name="P43" style:family="paragraph" style:parent-style-name="Standard" style:master-page-name="">
      <loext:graphic-properties draw:fill="none"/>
      <style:paragraph-properties fo:margin-left="0.5in" fo:margin-right="0in" fo:orphans="0" fo:widows="0" fo:text-indent="0in" style:auto-text-indent="false" style:page-number="auto" fo:background-color="transparent"/>
      <style:text-properties fo:color="#000000" loext:opacity="100%" style:font-name="Times New Roman" fo:font-size="12pt" officeooo:rsid="00056a8e" officeooo:paragraph-rsid="00056a8e" style:font-size-asian="12pt" style:font-name-complex="Calibri3" style:font-size-complex="12pt"/>
    </style:style>
    <style:style style:name="P44" style:family="paragraph" style:parent-style-name="Standard" style:master-page-name="">
      <loext:graphic-properties draw:fill="none"/>
      <style:paragraph-properties fo:margin-left="0.5in" fo:margin-right="0in" fo:orphans="0" fo:widows="0" fo:text-indent="0in" style:auto-text-indent="false" style:page-number="auto" fo:background-color="transparent"/>
      <style:text-properties fo:color="#000000" loext:opacity="100%" style:font-name="Times New Roman" fo:font-size="12pt" officeooo:rsid="0006a39d" officeooo:paragraph-rsid="0006a39d" style:font-size-asian="12pt" style:font-name-complex="Calibri3" style:font-size-complex="12pt"/>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officeooo:rsid="0003aae9"/>
    </style:style>
    <style:style style:name="T3" style:family="text">
      <style:text-properties fo:color="#000000" loext:opacity="100%"/>
    </style:style>
    <style:style style:name="T4" style:family="text">
      <style:text-properties officeooo:rsid="000761e1"/>
    </style:style>
    <style:style style:name="T5" style:family="text">
      <style:text-properties officeooo:rsid="00056a8e" style:font-name-complex="Calibri3"/>
    </style:style>
    <style:style style:name="T6" style:family="text">
      <style:text-properties officeooo:rsid="0006a39d" style:font-name-complex="Calibri3"/>
    </style:style>
    <style:style style:name="T7" style:family="text">
      <style:text-properties officeooo:rsid="000761e1" style:font-name-complex="Calibri3"/>
    </style:style>
    <style:style style:name="T8" style:family="text">
      <style:text-properties officeooo:rsid="0008df09" style:font-name-complex="Calibri3"/>
    </style:style>
    <style:style style:name="T9" style:family="text">
      <style:text-properties fo:font-weight="bold" style:font-weight-asian="bold" style:font-weight-complex="bold"/>
    </style:style>
    <style:style style:name="T10" style:family="text">
      <style:text-properties officeooo:rsid="0008df0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35">Assignment 2</text:p>
      <text:p text:style-name="P36"/>
      <text:p text:style-name="P17">Which testing tool is good for your project and why</text:p>
      <text:p text:style-name="P18"/>
      <text:p text:style-name="P31">Karma</text:p>
      <text:p text:style-name="P18"/>
      <text:list xml:id="list2286440534" text:style-name="L1">
        <text:list-item>
          <text:p text:style-name="P24"><text:span text:style-name="T1">Karma is a direct product of the AngularJS team from struggling to test their own framework features with existing tools.</text:span></text:p>
          <text:p text:style-name="P24"/>
        </text:list-item>
        <text:list-item>
          <text:p text:style-name="P32">Karma aims at creating a productive testing environment for developers, so its great benefit is re-running tests when files change.</text:p>
          <text:p text:style-name="P32"/>
        </text:list-item>
        <text:list-item>
          <text:p text:style-name="P32">One of the biggest advantages of Karma is testing on real devices: you can execute JavaScript code in multiple real browsers and platforms of your choice.</text:p>
          <text:p text:style-name="P24"/>
        </text:list-item>
        <text:list-item>
          <text:p text:style-name="P24"><text:span text:style-name="T1">Karma is highly configurable and easily debugged. </text:span></text:p>
          <text:p text:style-name="P24"/>
        </text:list-item>
        <text:list-item>
          <text:p text:style-name="P25">Karma lets us run Jasmine tests as part of a development tool chain which requires tests to be runnable and results inspectable via the command line.</text:p>
          <text:p text:style-name="P24"/>
        </text:list-item>
        <text:list-item>
          <text:p text:style-name="P24">It’s not necessary to know the internals of how Karma works. When using the Angular CLI it handles the configuration for us and for the rest of this section we are going to run the tests using only Jasmine.</text:p>
          <text:p text:style-name="P24"/>
        </text:list-item>
        <text:list-item>
          <text:p text:style-name="P24"><text:span text:style-name="T1">you can easily control your workflow both from your terminal or your IDE. No need to run a standalone application or another tool.</text:span> </text:p>
        </text:list-item>
      </text:list>
      <text:p text:style-name="P26"/>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7"><text:soft-page-break/>Write five sample unit test cases in Karma or Jest.</text:p>
      <text:p text:style-name="P18"/>
      <text:p text:style-name="P19"/>
      <text:p text:style-name="P27"><text:span text:style-name="T10">1</text:span>) sample test case for Jest</text:p>
      <text:p text:style-name="P21"/>
      <text:p text:style-name="P37">import { </text:p>
      <text:p text:style-name="P37"><text:s text:c="2"/>rewire as rewire$importedFunc, </text:p>
      <text:p text:style-name="P37"><text:s text:c="2"/>restore as restore$importedFunc </text:p>
      <text:p text:style-name="P37">} from "./importedFunc";</text:p>
      <text:p text:style-name="P37">import testedFunc from "./testedFunc";</text:p>
      <text:p text:style-name="P37"/>
      <text:p text:style-name="P37">const mockImportedFunc = jest.fn().mockName("importedFunc");</text:p>
      <text:p text:style-name="P37"/>
      <text:p text:style-name="P37">beforeAll(() =&gt; {</text:p>
      <text:p text:style-name="P37"><text:s/>rewire$importedFunc(mockImportedFunc);</text:p>
      <text:p text:style-name="P37">});</text:p>
      <text:p text:style-name="P37"/>
      <text:p text:style-name="P37">afterAll(() =&gt; {</text:p>
      <text:p text:style-name="P37"><text:s text:c="2"/>restore$importedFunc(mockImportedFunc);</text:p>
      <text:p text:style-name="P37">});</text:p>
      <text:p text:style-name="P37"/>
      <text:p text:style-name="P37">test("example test", () =&gt; {</text:p>
      <text:p text:style-name="P37"><text:s text:c="2"/>mockImportedFunc.mockReturnValueOnce("mockValue");</text:p>
      <text:p text:style-name="P37"><text:s text:c="2"/>const spec = testedFunc();</text:p>
      <text:p text:style-name="P37"><text:s text:c="2"/>expect(spec).toEqual({ mockProp: "mockValue" });</text:p>
      <text:p text:style-name="P37">});</text:p>
      <text:p text:style-name="P21"/>
      <text:p text:style-name="P21"/>
      <text:p text:style-name="P27"><text:span text:style-name="T10">2)</text:span> sample test case for Karma</text:p>
      <text:p text:style-name="P21"/>
      <text:p text:style-name="P41">describe('CalculatorComponent', () =&gt; { </text:p>
      <text:p text:style-name="P37"><text:s text:c="2"/>let component: CalculatorComponent;</text:p>
      <text:p text:style-name="P37"><text:s text:c="2"/>let fixture: ComponentFixture&lt;CalculatorComponent&gt;;</text:p>
      <text:p text:style-name="P37"/>
      <text:p text:style-name="P37"><text:s text:c="2"/>beforeEach(() =&gt; {</text:p>
      <text:p text:style-name="P37"><text:s text:c="4"/>TestBed.configureTestingModule({</text:p>
      <text:p text:style-name="P37"><text:s text:c="6"/>declarations: [ CalculatorComponent ],</text:p>
      <text:p text:style-name="P37"><text:s text:c="6"/>providers: [</text:p>
      <text:p text:style-name="P37"><text:s text:c="8"/></text:p>
      <text:p text:style-name="P37"><text:s text:c="6"/>]</text:p>
      <text:p text:style-name="P37"><text:s text:c="4"/>})</text:p>
      <text:p text:style-name="P37"><text:s text:c="4"/>.compileComponents();</text:p>
      <text:p text:style-name="P37"><text:s text:c="2"/>});</text:p>
      <text:p text:style-name="P37"/>
      <text:p text:style-name="P37"><text:s text:c="2"/>beforeEach(() =&gt; {</text:p>
      <text:p text:style-name="P37"><text:s text:c="4"/>fixture = TestBed.createComponent(CalculatorComponent);</text:p>
      <text:p text:style-name="P37"><text:s text:c="4"/>component = fixture.componentInstance;</text:p>
      <text:p text:style-name="P37"><text:s text:c="4"/>fixture.detectChanges();</text:p>
      <text:p text:style-name="P37"><text:soft-page-break/><text:s text:c="2"/>});</text:p>
      <text:p text:style-name="P37"/>
      <text:p text:style-name="P37"><text:s text:c="2"/>it('should create', () =&gt; {</text:p>
      <text:p text:style-name="P37"><text:s text:c="4"/>expect(component).toBeTruthy();</text:p>
      <text:p text:style-name="P37"><text:s text:c="2"/>});</text:p>
      <text:p text:style-name="P37"/>
      <text:p text:style-name="P37"><text:s text:c="2"/>it('should do addition', () =&gt; {</text:p>
      <text:p text:style-name="P37"><text:s text:c="4"/>component.param1 = 5;</text:p>
      <text:p text:style-name="P37"><text:s text:c="4"/>component.param2 = 7;</text:p>
      <text:p text:style-name="P37"><text:s text:c="4"/>component.add();</text:p>
      <text:p text:style-name="P37"><text:s text:c="4"/>expect(component.result).toBe(12);</text:p>
      <text:p text:style-name="P37"><text:s text:c="2"/>});</text:p>
      <text:p text:style-name="P37"/>
      <text:p text:style-name="P37"><text:s text:c="2"/>it('should do subtraction', () =&gt; {</text:p>
      <text:p text:style-name="P37"><text:s text:c="4"/>component.param1 = 9;</text:p>
      <text:p text:style-name="P37"><text:s text:c="4"/>component.param2 = 7;</text:p>
      <text:p text:style-name="P37"><text:s text:c="4"/>component.subtract();</text:p>
      <text:p text:style-name="P37"><text:s text:c="4"/>expect(component.result).toBe(2);</text:p>
      <text:p text:style-name="P37"><text:s text:c="2"/>});</text:p>
      <text:p text:style-name="P37"/>
      <text:p text:style-name="P37"><text:s text:c="2"/>it('should do multiplication', () =&gt; {</text:p>
      <text:p text:style-name="P37"><text:s text:c="4"/>component.param1 = 5;</text:p>
      <text:p text:style-name="P37"><text:s text:c="4"/>component.param2 = 7;</text:p>
      <text:p text:style-name="P37"><text:s text:c="4"/>component.multiply();</text:p>
      <text:p text:style-name="P37"><text:s text:c="4"/>expect(component.result).toBe(35);</text:p>
      <text:p text:style-name="P37"><text:s text:c="2"/>});</text:p>
      <text:p text:style-name="P37"/>
      <text:p text:style-name="P37"><text:s text:c="2"/>it('should do division', () =&gt; {</text:p>
      <text:p text:style-name="P37"><text:s text:c="4"/>component.param1 = 6;</text:p>
      <text:p text:style-name="P37"><text:s text:c="4"/>component.param2 = 2;</text:p>
      <text:p text:style-name="P37"><text:s text:c="4"/>component.divide();</text:p>
      <text:p text:style-name="P37"><text:s text:c="4"/>expect(component.result).toBe(3);</text:p>
      <text:p text:style-name="P37"><text:s text:c="2"/>});</text:p>
      <text:p text:style-name="P37">});</text:p>
      <text:p text:style-name="P37"/>
      <text:p text:style-name="P21"/>
      <text:p text:style-name="P29"><text:span text:style-name="T8">3</text:span><text:span text:style-name="T5">) </text:span>sample test case for Karma</text:p>
      <text:p text:style-name="P28"/>
      <text:p text:style-name="P43">describe('CheckNumberComponent', () =&gt; {</text:p>
      <text:p text:style-name="P39"><text:s text:c="2"/>let component: CheckNumberComponent;</text:p>
      <text:p text:style-name="P39"><text:s text:c="2"/>let fixture: ComponentFixture&lt;CheckNumberComponent&gt;;</text:p>
      <text:p text:style-name="P39"/>
      <text:p text:style-name="P39"><text:s text:c="2"/>beforeEach(async () =&gt; {</text:p>
      <text:p text:style-name="P39"><text:s text:c="4"/>await TestBed.configureTestingModule({</text:p>
      <text:p text:style-name="P39"><text:s text:c="6"/>declarations: [CheckNumberComponent]</text:p>
      <text:p text:style-name="P39"><text:s text:c="4"/>})</text:p>
      <text:p text:style-name="P39"><text:s text:c="6"/>.compileComponents();</text:p>
      <text:p text:style-name="P39"><text:s text:c="2"/>});</text:p>
      <text:p text:style-name="P39"><text:s text:c="2"/>beforeEach(() =&gt; {</text:p>
      <text:p text:style-name="P39"><text:soft-page-break/><text:s text:c="4"/>fixture = TestBed.createComponent(CheckNumberComponent);</text:p>
      <text:p text:style-name="P39"><text:s text:c="4"/>component = fixture.componentInstance;</text:p>
      <text:p text:style-name="P39"><text:s text:c="4"/>fixture.detectChanges();</text:p>
      <text:p text:style-name="P39"><text:s text:c="2"/>});</text:p>
      <text:p text:style-name="P39"/>
      <text:p text:style-name="P39"><text:s text:c="2"/>it('should return negative if input &lt; 0', () =&gt; {</text:p>
      <text:p text:style-name="P39"><text:s text:c="4"/>const counterResult = component.ckeckNumber(-1);</text:p>
      <text:p text:style-name="P39"><text:s text:c="4"/>expect(counterResult).toBe("negative");</text:p>
      <text:p text:style-name="P39"/>
      <text:p text:style-name="P39"><text:s text:c="2"/>});</text:p>
      <text:p text:style-name="P39"/>
      <text:p text:style-name="P39"><text:s text:c="2"/>it('should return positive if input &gt; 0', () =&gt; {</text:p>
      <text:p text:style-name="P39"><text:s text:c="4"/>const counterResult = component.ckeckNumber(1);</text:p>
      <text:p text:style-name="P39"><text:s text:c="4"/>expect(counterResult).toBe("positive");</text:p>
      <text:p text:style-name="P39"/>
      <text:p text:style-name="P39"><text:s text:c="2"/>});</text:p>
      <text:p text:style-name="P39"/>
      <text:p text:style-name="P39"><text:s text:c="2"/>it('should return zero if input === 0', () =&gt; {</text:p>
      <text:p text:style-name="P39"><text:s text:c="4"/>const counterResult = component.ckeckNumber(0);</text:p>
      <text:p text:style-name="P39"><text:s text:c="4"/>expect(counterResult).toBe("zero");</text:p>
      <text:p text:style-name="P39"><text:s text:c="2"/>});</text:p>
      <text:p text:style-name="P39">});</text:p>
      <text:p text:style-name="P37"/>
      <text:p text:style-name="P21"/>
      <text:p text:style-name="P30"><text:span text:style-name="T8">4</text:span><text:span text:style-name="T6">) </text:span>sample test case for Karma</text:p>
      <text:p text:style-name="P22"/>
      <text:p text:style-name="P42">describe('CounterComponent (isolated test)', () =&gt; {</text:p>
      <text:p text:style-name="P38"><text:s text:c="2"/>it('should instantiate', () =&gt; {</text:p>
      <text:p text:style-name="P38"><text:s text:c="4"/>const component: CounterComponent = new CounterComponent();</text:p>
      <text:p text:style-name="P38"><text:s text:c="4"/>expect(component).toBeDefined();</text:p>
      <text:p text:style-name="P38"><text:s text:c="2"/>});</text:p>
      <text:p text:style-name="P38"/>
      <text:p text:style-name="P38"><text:s text:c="2"/>it('should start with a counter at `0`', () =&gt; {</text:p>
      <text:p text:style-name="P38"><text:s text:c="4"/>const component: CounterComponent = new CounterComponent();</text:p>
      <text:p text:style-name="P38"><text:s text:c="4"/>expect(component.counter).toEqual(0);</text:p>
      <text:p text:style-name="P38"><text:s text:c="2"/>});</text:p>
      <text:p text:style-name="P38"/>
      <text:p text:style-name="P38"><text:s text:c="2"/>it('should be able to increment the counter (+1)', () =&gt; {</text:p>
      <text:p text:style-name="P38"><text:s text:c="4"/>const component: CounterComponent = new CounterComponent();</text:p>
      <text:p text:style-name="P38"><text:s text:c="4"/>component.counter = 5;</text:p>
      <text:p text:style-name="P38"><text:s text:c="4"/>component.increment();</text:p>
      <text:p text:style-name="P38"><text:s text:c="4"/>expect(component.counter).toEqual(6);</text:p>
      <text:p text:style-name="P38"><text:s text:c="2"/>});</text:p>
      <text:p text:style-name="P38"/>
      <text:p text:style-name="P38"><text:s text:c="2"/>it('should be able to decrement the counter (-1)', () =&gt; {</text:p>
      <text:p text:style-name="P38"><text:s text:c="4"/>const component: CounterComponent = new CounterComponent();</text:p>
      <text:p text:style-name="P38"><text:s text:c="4"/>component.counter = 5;</text:p>
      <text:p text:style-name="P38"><text:s text:c="4"/>component.decrement();</text:p>
      <text:p text:style-name="P38"><text:s text:c="4"/>expect(component.counter).toEqual(4);</text:p>
      <text:p text:style-name="P38"><text:soft-page-break/><text:s text:c="2"/>});</text:p>
      <text:p text:style-name="P38">});<text:line-break/></text:p>
      <text:p text:style-name="P21"/>
      <text:p text:style-name="P30"><text:span text:style-name="T8">5)</text:span><text:span text:style-name="T6"> </text:span>sample test case for Karma</text:p>
      <text:p text:style-name="P23"/>
      <text:p text:style-name="P44">describe('LightswitchComp', () =&gt; {</text:p>
      <text:p text:style-name="P40"/>
      <text:p text:style-name="P40"><text:s text:c="2"/>it('#clicked() should toggle #isOn', () =&gt; {</text:p>
      <text:p text:style-name="P40"><text:s text:c="4"/>const comp = new LightswitchComponent();</text:p>
      <text:p text:style-name="P40"><text:s text:c="4"/>expect(comp.isOn).toBe(false, 'off at first');</text:p>
      <text:p text:style-name="P40"><text:s text:c="4"/>comp.clicked();</text:p>
      <text:p text:style-name="P40"/>
      <text:p text:style-name="P40"><text:s text:c="4"/>expect(comp.isOn).toBe(true, 'on after click');</text:p>
      <text:p text:style-name="P40"><text:s text:c="4"/>comp.clicked();</text:p>
      <text:p text:style-name="P40"><text:s text:c="4"/>expect(comp.isOn).toBe(false, 'off after second click');</text:p>
      <text:p text:style-name="P40"><text:s text:c="2"/>});</text:p>
      <text:p text:style-name="P40"/>
      <text:p text:style-name="P40"><text:s text:c="2"/>it('#clicked() should set #message to "is on"', () =&gt; {</text:p>
      <text:p text:style-name="P40"><text:s text:c="4"/>const comp = new LightswitchComponent();</text:p>
      <text:p text:style-name="P40"><text:s text:c="4"/>expect(comp.message).toMatch(/is off/i, 'off at first');</text:p>
      <text:p text:style-name="P40"><text:s text:c="4"/>comp.clicked();</text:p>
      <text:p text:style-name="P40"><text:s text:c="4"/>expect(comp.message).toMatch(/is on/i, 'on after clicked');</text:p>
      <text:p text:style-name="P40"><text:s text:c="2"/>});</text:p>
      <text:p text:style-name="P40">});</text:p>
      <text:p text:style-name="P21"/>
      <text:p text:style-name="P3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alibri2" svg:font-family="Calibri, 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3"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8335in" fo:margin-right="0.781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31T10:35:04.555000000</meta:creation-date>
    <dc:date>2021-03-31T18:34:09.249000000</dc:date>
    <meta:editing-duration>PT22M55S</meta:editing-duration>
    <meta:editing-cycles>8</meta:editing-cycles>
    <meta:generator>LibreOffice/7.0.4.2$Windows_X86_64 LibreOffice_project/dcf040e67528d9187c66b2379df5ea4407429775</meta:generator>
    <meta:document-statistic meta:table-count="0" meta:image-count="0" meta:object-count="0" meta:page-count="5" meta:paragraph-count="149" meta:word-count="599" meta:character-count="5087" meta:non-whitespace-character-count="4281"/>
  </office:meta>
</office:document-meta>
</file>